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7F88239896D4C6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2437in" svg:height="5.1516in" draw:z-index="0"><draw:image xlink:href="Pictures/1000020100000780000004B07F88239896D4C67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2:51:01.701152217</meta:creation-date>
    <dc:date>2019-03-19T12:51:46.781552058</dc:date>
    <meta:editing-duration>PT4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